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var source-code-font-family" svg:font-family="'var source-code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2bb" officeooo:paragraph-rsid="0007a2bb"/>
    </style:style>
    <style:style style:name="P2" style:family="paragraph" style:parent-style-name="Standard">
      <style:text-properties officeooo:rsid="00088562" officeooo:paragraph-rsid="00088562"/>
    </style:style>
    <style:style style:name="P3" style:family="paragraph" style:parent-style-name="Standard">
      <style:text-properties fo:font-weight="bold" officeooo:rsid="00088562" officeooo:paragraph-rsid="00088562" style:font-weight-asian="bold" style:font-weight-complex="bold"/>
    </style:style>
    <style:style style:name="P4" style:family="paragraph" style:parent-style-name="Standard">
      <style:text-properties fo:font-weight="bold" officeooo:rsid="0007a2bb" officeooo:paragraph-rsid="0007a2bb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748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748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748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748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748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ca ordenação</text:p>
      <text:p text:style-name="P4"/>
      <text:p text:style-name="P1"/>
      <text:p text:style-name="P1">a = [{x: 3, y: " 121"},{x: 1, y: " 122"},{x: 30, y: " 123"},{x: 2, y: " 124"},{x: 0, y: " 125"},{x: 5, y: " 120"},]</text:p>
      <text:p text:style-name="P1"/>
      <text:p text:style-name="P1">(</text:p>
      <text:p text:style-name="P1">6) [{…}, {…}, {…}, {…}, {…}, {…}]</text:p>
      <text:p text:style-name="P1">0: {x: 3, y: ' 121'}</text:p>
      <text:p text:style-name="P1">1: {x: 1, y: ' 122'}</text:p>
      <text:p text:style-name="P1">2: {x: 30, y: ' 123'}</text:p>
      <text:p text:style-name="P1">3: {x: 2, y: ' 124'}</text:p>
      <text:p text:style-name="P1">4: {x: 0, y: ' 125'}</text:p>
      <text:p text:style-name="P1">5: {x: 5, y: ' 120'}</text:p>
      <text:p text:style-name="P1">length: 6</text:p>
      <text:p text:style-name="P1"/>
      <text:p text:style-name="P1"/>
      <text:p text:style-name="P1"/>
      <text:p text:style-name="P1">b = a.sort((elemento1, elemento2) =&gt; {console.log(elemento1.y, elemento2.y, elemento1.y &gt; elemento2.y); return elemento1.y.localeCompare(elemento2.y);})</text:p>
      <text:p text:style-name="P1"/>
      <text:p text:style-name="P1">VM2802:1 <text:s/>122 <text:s/>121 true</text:p>
      <text:p text:style-name="P1">VM2802:1 <text:s/>123 <text:s/>122 true</text:p>
      <text:p text:style-name="P1">VM2802:1 <text:s/>124 <text:s/>123 true</text:p>
      <text:p text:style-name="P1">VM2802:1 <text:s/>125 <text:s/>124 true</text:p>
      <text:p text:style-name="P1">VM2802:1 <text:s/>120 <text:s/>125 false</text:p>
      <text:p text:style-name="P1">VM2802:1 <text:s/>120 <text:s/>123 false</text:p>
      <text:p text:style-name="P1">VM2802:1 <text:s/>120 <text:s/>122 false</text:p>
      <text:p text:style-name="P1">VM2802:1 <text:s/>120 <text:s/>121 false</text:p>
      <text:p text:style-name="P1"/>
      <text:p text:style-name="P1">(6) [{…}, {…}, {…}, {…}, {…}, {…}]</text:p>
      <text:p text:style-name="P1">0: {x: 5, y: ' 120'}</text:p>
      <text:p text:style-name="P1">1: {x: 3, y: ' 121'}</text:p>
      <text:p text:style-name="P1">2: {x: 1, y: ' 122'}</text:p>
      <text:p text:style-name="P1">3: {x: 30, y: ' 123'}</text:p>
      <text:p text:style-name="P1">4: {x: 2, y: ' 124'}</text:p>
      <text:p text:style-name="P1">5: {x: 0, y: ' 125'}</text:p>
      <text:p text:style-name="P1">length: 6</text:p>
      <text:p text:style-name="P1"/>
      <text:p text:style-name="P1"/>
      <text:p text:style-name="P1"/>
      <text:p text:style-name="P1">a.sort((elemento1, elemento2) =&gt; elemento1.x - elemento2.x)</text:p>
      <text:p text:style-name="P1"/>
      <text:p text:style-name="P1">(6) [{…}, {…}, {…}, {…}, {…}, {…}]</text:p>
      <text:p text:style-name="P1">0: {x: 0, y: ' 125'}</text:p>
      <text:p text:style-name="P1">1: {x: 1, y: ' 122'}</text:p>
      <text:p text:style-name="P1">2: {x: 2, y: ' 124'}</text:p>
      <text:p text:style-name="P1">3: {x: 3, y: ' 121'}</text:p>
      <text:p text:style-name="P1">4: {x: 5, y: ' 120'}</text:p>
      <text:p text:style-name="P1">5: {x: 30, y: ' 123'}</text:p>
      <text:p text:style-name="P1">length: 6</text:p>
      <text:p text:style-name="P1"/>
      <text:p text:style-name="P1"><text:soft-page-break/></text:p>
      <text:p text:style-name="P2">solução</text:p>
      <text:p text:style-name="P2"/>
      <text:p text:style-name="P2"/>
      <text:p text:style-name="P2">teste = [{"id":"27fAw0wXscdVV7Ue9fqf","title":"GMAIL","message":"mensagens gmailvbn","checkList":[{"check":false,"text":"dfgfd"},{"check":false,"text":"hjmgh"}],"date":"","editDate":"Editado 19/02/2022 16:28"},{"id":"MVZymlIPGXrBtpMrQhHP","title":"darlan","message":"kkkkk","checkList":[{"text":"primeiro","check":false}],"date":"","editDate":"Editado 21/02/2022 7:31"},{"id":"VQHD3j4C8Oxv5lldliV7","title":"mayara","message":"vbn fg","checkList":[{"check":false,"text":"um"},{"check":false,"text":"dois"},{"text":"trez","check":false}],"date":"","editDate":"Editado 21/02/2022 7:31"},{"id":"gD94KgqyneUq7hHRz9hZ","title":"carlos","message":"alguma coisa","checkList":[{"check":false,"text":"primeiro"},{"text":"segundo","check":false},{"text":"terceiro","check":false},{"check":false,"text":"quarto"}],"date":""}]</text:p>
      <text:p text:style-name="P2">(4) [{…}, {…}, {…}, {…}]</text:p>
      <text:p text:style-name="P2"/>
      <text:p text:style-name="P2"/>
      <text:p text:style-name="P3">c = teste.sort((elemento1, elemento2) =&gt; elemento1.checkList.length - elemento2.checkList.length)</text:p>
      <text:p text:style-name="P2"/>
      <text:p text:style-name="P2">(4) [{…}, {…}, {…}, {…}]</text:p>
      <text:p text:style-name="P2">0: {id: 'MVZymlIPGXrBtpMrQhHP', title: 'darlan', message: 'kkkkk', checkList: Array(1), date: '', …}</text:p>
      <text:p text:style-name="P2">1: {id: '27fAw0wXscdVV7Ue9fqf', title: 'GMAIL', message: 'mensagens gmailvbn', checkList: Array(2), date: '', …}</text:p>
      <text:p text:style-name="P2">2: {id: 'VQHD3j4C8Oxv5lldliV7', title: 'mayara', message: 'vbn fg', checkList: Array(3), date: '', …}</text:p>
      <text:p text:style-name="P2">3: {id: 'gD94KgqyneUq7hHRz9hZ', title: 'carlos', message: 'alguma coisa', checkList: Array(4), date: ''}</text:p>
      <text:p text:style-name="P2"/>
      <text:p text:style-name="P2"/>
      <text:p text:style-name="P2"/>
      <text:p text:style-name="P3">b = teste.sort((elemento1, elemento2) =&gt; {return elemento1.title.localeCompare(elemento2.title)})</text:p>
      <text:p text:style-name="P3"/>
      <text:p text:style-name="P2"/>
      <text:p text:style-name="P2">(4) [{…}, {…}, {…}, {…}]</text:p>
      <text:p text:style-name="P2">0: {id: 'gD94KgqyneUq7hHRz9hZ', title: 'carlos', message: 'alguma coisa', checkList: Array(4), date: ''}</text:p>
      <text:p text:style-name="P2">1: {id: 'MVZymlIPGXrBtpMrQhHP', title: 'darlan', message: 'kkkkk', checkList: Array(1), date: '', …}</text:p>
      <text:p text:style-name="P2">2: {id: '27fAw0wXscdVV7Ue9fqf', title: 'GMAIL', message: 'mensagens gmailvbn', checkList: Array(2), date: '', …}</text:p>
      <text:p text:style-name="P2">3: {id: 'VQHD3j4C8Oxv5lldliV7', title: 'mayara', message: 'vbn fg', checkList: Array(3), date: '', …}</text:p>
      <text:p text:style-name="P2">length: 4</text:p>
      <text:p text:style-name="P2">[[Prototype]]: Array(0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, monospace"/>
    <style:font-face style:name="var source-code-font-family" svg:font-family="'var source-code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07:25:08.235340655</meta:creation-date>
    <dc:date>2022-02-21T08:12:29.176368433</dc:date>
    <meta:editing-duration>PT6M10S</meta:editing-duration>
    <meta:editing-cycles>1</meta:editing-cycles>
    <meta:document-statistic meta:table-count="0" meta:image-count="0" meta:object-count="0" meta:page-count="2" meta:paragraph-count="54" meta:word-count="362" meta:character-count="2973" meta:non-whitespace-character-count="2649"/>
    <meta:generator>LibreOffice/6.4.7.2$Linux_X86_64 LibreOffice_project/40$Build-2</meta:generator>
  </office:meta>
</office:document-meta>
</file>